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7164402353495459578"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453895817747561859"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5323845866912416281"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1963453684972558254"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45318382074857926"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209415025514145153"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5981198969282085194"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4376840938594871118"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8421234" text:continue-list="list5981198969282085194"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88179342590694554"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449081"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428100"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8453102"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8452674"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429888"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6189929600954209009"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5360209924365974058"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71932694130818182"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446670"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654291048067479116"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17723184698071941"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984818610995292102" text:style-name="L15">
        <text:list-item>
          <text:list>
            <text:list-header>
              <text:p text:style-name="P185">1.5 miles averaging about 9:40/mile and rest 1 min</text:p>
            </text:list-header>
          </text:list>
        </text:list-item>
      </text:list>
      <text:p text:style-name="P24">1 mile in 8:26 and rest 2 min</text:p>
      <text:list xml:id="list5670233945385455774"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870065010780585739"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447878"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1454056272883777159"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68260860682378561"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3761283336111626483"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8453450" text:continue-list="list4968260860682378561" text:style-name="L19">
        <text:list-item>
          <text:list>
            <text:list-header>
              <text:p text:style-name="P189">(Pace*HR)=1240</text:p>
            </text:list-header>
          </text:list>
        </text:list-item>
      </text:list>
      <text:list xml:id="list38427430" text:continue-list="list1454056272883777159" text:style-name="L18">
        <text:list-item>
          <text:list>
            <text:list-header>
              <text:p text:style-name="P188">2 miles at 10:46/mile Ave HR= 121 bpm and rest a few minutes</text:p>
            </text:list-header>
          </text:list>
        </text:list-item>
      </text:list>
      <text:list xml:id="list38429789" text:continue-list="list38453450"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8452801"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991902123139888556"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209454568897518268"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5690625200995797"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5821016934637681513"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5854457513898196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98995493145505472"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8442176"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426430"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482619909324262417"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35219702055579256"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90825744329785889"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207289065935053282"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590159065530455981"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74091446665355200" text:style-name="L32">
        <text:list-item>
          <text:list>
            <text:list-header>
              <text:p text:style-name="P199">0.25 miles in 2:54</text:p>
              <text:p text:style-name="P199">1 mile in 9:21 going faster as I ran and ending at around 8:30 pace</text:p>
            </text:list-header>
          </text:list>
        </text:list-item>
      </text:list>
      <text:list xml:id="list7200649587942237216"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48328456106035875"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2288888902975540"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79078811671403793"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771727631820503311"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682477769883171832"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1466359771272361994"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text:span text:style-name="T2">14:30/mile</text:span></text:p>
      <text:p text:style-name="P24"/>
      <text:p text:style-name="P24">Wed Sept 25, 2024 <text:span text:style-name="T2">2 miles</text:span> running and 2 miles walking </text:p>
      <text:p text:style-name="P24">I covered 4 miles walking and running every other 0.25 miles on a college treadmill. The average pace was about <text:span text:style-name="T2">14:40/mile</text:span></text:p>
      <text:p text:style-name="P24"/>
      <text:p text:style-name="P24">Thur Sept 26, 2024 <text:span text:style-name="T2">2.28 miles</text:span> running and 1.28 miles walking </text:p>
      <text:p text:style-name="P24">Warm up: 0.5 miles to the cemetery loop</text:p>
      <text:p text:style-name="P24">Walk/Run: 8 cemetery loops in 35:13 or 13:45/mile, I walked up hills and ran down.</text:p>
      <text:p text:style-name="P24">Ran: 1.28 miles, Walked 1.28 miles</text:p>
      <text:p text:style-name="P24">Run: 0.5 miles home in 5:30</text:p>
      <text:p text:style-name="P24"/>
      <text:p text:style-name="P24">Fri Sept 27, 2024 <text:span text:style-name="T2">2.63 miles</text:span> running and 2.92 miles walking </text:p>
      <text:p text:style-name="P24">Warm up: 0.5 miles to the cemetery loop</text:p>
      <text:p text:style-name="P24">Walk/Run: 15 cemetery loops in 1:05:14 or 14:33/mile, I ran 0.125 miles during every down hill and walked 0.195 during the remainder of each other loop. </text:p>
      <text:p text:style-name="P24">Ran: 1.88 miles, Walked 2.92 miles</text:p>
      <text:p text:style-name="P24">Run: 0.5 miles home in 5:30. <text:s/>My average HR for the 15 loops was 95 bpm.</text:p>
      <text:p text:style-name="P24"/>
      <text:p text:style-name="P24"><text:span text:style-name="T2">During the past week: 16.98 miles running </text:span>and 11.57 miles walking</text:p>
      <text:p text:style-name="P24">Running streak started on Mon Sept 2. <text:s/>Streak is 26 days long.</text:p>
      <text:p text:style-name="P24"/>
      <text:p text:style-name="P24">Sat Sept 28, 2024 <text:span text:style-name="T2">3.25 miles</text:span> running and 3.52 miles walking </text:p>
      <text:p text:style-name="P24">Warm up: 0.5 miles to the cemetery loop in 6:15</text:p>
      <text:p text:style-name="P24">Walk/Run: 18 cemetery loops (5.76 miles) in 1:23:21:14 or 14:29/mile, I ran 0.125 miles during every down hill and walked 0.195 during the remainder of each other loop. </text:p>
      <text:p text:style-name="P24">Therefore I ran: 2.25 miles and walked 3.52 miles. Then I rested a few minutes.</text:p>
      <text:p text:style-name="P24">Run: 0.25 miles on the <text:s/>cemetery loop in 2:19. Decent of 20 feet then ascent of 20 feet.</text:p>
      <text:p text:style-name="P24">Warm down: 0.25 miles home. <text:s/>My average HR for the 18 loops was 100 bpm.</text:p>
      <text:p text:style-name="P24"><text:soft-page-break/><text:s text:c="2"/></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19664347870817801"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8T18:17:37.62</dc:date>
    <dc:creator>James Lombardi</dc:creator>
    <meta:editing-duration>P33DT22H10M34S</meta:editing-duration>
    <meta:editing-cycles>2389</meta:editing-cycles>
    <meta:generator>OpenOffice/4.1.2$Win32 OpenOffice.org_project/412m3$Build-9782</meta:generator>
    <meta:document-statistic meta:table-count="0" meta:image-count="9" meta:object-count="0" meta:page-count="235" meta:paragraph-count="6911" meta:word-count="74092" meta:character-count="379020"/>
  </office:meta>
</office:document-meta>
</file>